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burn1" svg:font-family="Coburn"/>
    <style:font-face style:name="CopperplateGothic" svg:font-family="CopperplateGothic"/>
    <style:font-face style:name="Arial1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666633"/>
    </style:style>
    <style:style style:name="gr9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solid" draw:fill-color="#666633"/>
    </style:style>
    <style:style style:name="P10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4f6228" style:font-name="Coburn1" fo:font-size="12pt" style:font-size-asian="12pt" style:font-name-complex="Coburn1" style:font-size-complex="12pt"/>
    </style:style>
    <style:style style:name="T3" style:family="text">
      <style:text-properties fo:color="#ee3712" style:font-name="CopperplateGothic" fo:font-size="12pt" style:font-size-asian="12pt" style:font-name-complex="CopperplateGothic" style:font-size-complex="12pt"/>
    </style:style>
    <style:style style:name="T4" style:family="text">
      <style:text-properties fo:color="#ee3712" style:font-name="CopperplateGothic" fo:font-size="13pt" style:font-size-asian="13pt" style:font-name-complex="CopperplateGothic" style:font-size-complex="13pt"/>
    </style:style>
    <style:style style:name="T5" style:family="text">
      <style:text-properties fo:color="#cc3300" style:font-name="CopperplateGothic" fo:font-size="12pt" style:font-size-asian="12pt" style:font-name-complex="CopperplateGothic" style:font-size-complex="12pt"/>
    </style:style>
    <style:style style:name="T6" style:family="text">
      <style:text-properties fo:color="#ee3712" style:text-outline="true" style:font-name="CopperplateGothic" fo:font-size="14.1000003814697pt" style:font-size-asian="14.1000003814697pt" style:font-name-complex="CopperplateGothic" style:font-size-complex="14.1000003814697pt"/>
    </style:style>
    <style:style style:name="T7" style:family="text">
      <style:text-properties fo:color="#7030a0" style:text-outline="true" style:font-name="CopperplateGothic" fo:font-size="16pt" style:font-size-asian="16pt" style:font-name-complex="CopperplateGothic" style:font-size-complex="16pt"/>
    </style:style>
    <style:style style:name="T8" style:family="text">
      <style:text-properties fo:color="#7030a0" style:text-outline="true" style:font-name="CopperplateGothic" fo:font-size="18pt" style:font-size-asian="18pt" style:font-name-complex="CopperplateGothic" style:font-size-complex="18pt"/>
    </style:style>
    <style:style style:name="T9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10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1" style:family="text">
      <style:text-properties fo:color="#0033cc" style:font-name="Coburn1" fo:font-size="12pt" style:font-size-asian="12pt" style:font-name-complex="Coburn1" style:font-size-complex="12pt"/>
    </style:style>
    <style:style style:name="T12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5.825cm" svg:height="0.512cm" svg:x="2.01cm" svg:y="1.761cm" svg:viewBox="0 0 15826 513" draw:points="0,513 15826,513 15826,0 0,0">
          <text:p/>
        </draw:polygon>
        <draw:frame draw:style-name="gr3" draw:text-style-name="P4" draw:layer="layout" svg:width="8.067cm" svg:height="0.501cm" svg:x="1.27cm" svg:y="1.267cm">
          <draw:text-box>
            <text:p text:style-name="P1"><text:span text:style-name="T2">Study pages </text:span><text:span text:style-name="T2">to Class 1, </text:span><text:span text:style-name="T2">Lesson #3: <text:s/></text:span></text:p>
          </draw:text-box>
        </draw:frame>
        <draw:frame draw:style-name="gr3" draw:text-style-name="P4" draw:layer="layout" svg:width="0.95cm" svg:height="0.497cm" svg:x="1.27cm" svg:y="1.775cm">
          <draw:text-box>
            <text:p text:style-name="P1"><text:span text:style-name="T3"><text:s text:c="7"/></text:span></text:p>
          </draw:text-box>
        </draw:frame>
        <draw:polygon draw:style-name="gr2" draw:text-style-name="P3" draw:layer="layout" svg:width="13.093cm" svg:height="0.555cm" svg:x="4.775cm" svg:y="2.696cm" svg:viewBox="0 0 13094 556" draw:points="0,556 13094,556 13094,0 0,0">
          <text:p/>
        </draw:polygon>
        <draw:frame draw:style-name="gr4" draw:text-style-name="P5" draw:layer="layout" svg:width="13.667cm" svg:height="0.53cm" svg:x="2.011cm" svg:y="1.743cm">
          <draw:text-box>
            <text:p text:style-name="P1"><text:span text:style-name="T4">Pre-</text:span><text:span text:style-name="T4">enlisting </text:span><text:span text:style-name="T4">pre-</text:span><text:span text:style-name="T4">requisites </text:span><text:span text:style-name="T4">for hopeful </text:span><text:span text:style-name="T4">Remnant </text:span><text:span text:style-name="T4">prospects: </text:span></text:p>
          </draw:text-box>
        </draw:frame>
        <draw:frame draw:style-name="gr3" draw:text-style-name="P4" draw:layer="layout" svg:width="1.357cm" svg:height="0.497cm" svg:x="3.717cm" svg:y="2.744cm">
          <draw:text-box>
            <text:p text:style-name="P1"><text:span text:style-name="T5"><text:s text:c="10"/></text:span></text:p>
          </draw:text-box>
        </draw:frame>
        <draw:polygon draw:style-name="gr2" draw:text-style-name="P3" draw:layer="layout" svg:width="0.995cm" svg:height="0.555cm" svg:x="10.295cm" svg:y="3.246cm" svg:viewBox="0 0 996 556" draw:points="0,556 996,556 996,0 0,0">
          <text:p/>
        </draw:polygon>
        <draw:frame draw:style-name="gr5" draw:text-style-name="P6" draw:layer="layout" svg:width="11.987cm" svg:height="0.581cm" svg:x="4.775cm" svg:y="2.677cm">
          <draw:text-box>
            <text:p text:style-name="P1"><text:span text:style-name="T6">The </text:span><text:span text:style-name="T6">Examinati</text:span><text:span text:style-name="T6">on and </text:span><text:span text:style-name="T6">Help by </text:span><text:span text:style-name="T6">the Divine </text:span><text:span text:style-name="T6">Doctor </text:span></text:p>
          </draw:text-box>
        </draw:frame>
        <draw:frame draw:style-name="gr5" draw:text-style-name="P6" draw:layer="layout" svg:width="0.84cm" svg:height="0.581cm" svg:x="10.295cm" svg:y="3.228cm">
          <draw:text-box>
            <text:p text:style-name="P1"><text:span text:style-name="T6">for </text:span></text:p>
          </draw:text-box>
        </draw:frame>
        <draw:frame draw:style-name="gr6" draw:text-style-name="P7" draw:layer="layout" svg:width="0.562cm" svg:height="0.653cm" svg:x="6.384cm" svg:y="3.842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7.719cm" svg:height="0.738cm" svg:x="6.524cm" svg:y="3.775cm">
          <draw:text-box>
            <text:p text:style-name="P1"><text:span text:style-name="T8">“</text:span><text:span text:style-name="T8">Essenti</text:span><text:span text:style-name="T8">al </text:span><text:span text:style-name="T8">Repenta</text:span><text:span text:style-name="T8">nce” </text:span></text:p>
          </draw:text-box>
        </draw:frame>
        <draw:frame draw:style-name="gr3" draw:text-style-name="P4" draw:layer="layout" svg:width="0.422cm" svg:height="0.497cm" svg:x="1.27cm" svg:y="4.48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333cm" svg:height="0.501cm" svg:x="1.27cm" svg:y="5.052cm">
          <draw:text-box>
            <text:p text:style-name="P1"><text:span text:style-name="T2">Questions to </text:span><text:span text:style-name="T2">study and </text:span><text:span text:style-name="T2">answer. <text:s/></text:span><text:span text:style-name="T2">Say these </text:span><text:span text:style-name="T2">Questions </text:span><text:span text:style-name="T2">and </text:span><text:span text:style-name="T2">answers </text:span><text:span text:style-name="T2">aloud and </text:span></text:p>
          </draw:text-box>
        </draw:frame>
        <draw:frame draw:style-name="gr3" draw:text-style-name="P4" draw:layer="layout" svg:width="17.113cm" svg:height="0.501cm" svg:x="1.27cm" svg:y="5.547cm">
          <draw:text-box>
            <text:p text:style-name="P1"><text:span text:style-name="T2">write all </text:span><text:span text:style-name="T2">of them </text:span><text:span text:style-name="T2">down. </text:span><text:span text:style-name="T2">Support </text:span><text:span text:style-name="T2">your </text:span><text:span text:style-name="T2">answers </text:span><text:span text:style-name="T2">with </text:span><text:span text:style-name="T2">citations. </text:span><text:span text:style-name="T2">Have a </text:span><text:span text:style-name="T2">study </text:span></text:p>
          </draw:text-box>
        </draw:frame>
        <draw:frame draw:style-name="gr3" draw:text-style-name="P4" draw:layer="layout" svg:width="17.134cm" svg:height="0.501cm" svg:x="1.27cm" svg:y="6.042cm">
          <draw:text-box>
            <text:p text:style-name="P1"><text:span text:style-name="T2">buddy to </text:span><text:span text:style-name="T2">test you </text:span><text:span text:style-name="T2">till you </text:span><text:span text:style-name="T2">know the </text:span><text:span text:style-name="T2">answers </text:span><text:span text:style-name="T2">fluently. </text:span><text:span text:style-name="T2">Study with </text:span><text:span text:style-name="T2">a group. </text:span></text:p>
          </draw:text-box>
        </draw:frame>
        <draw:frame draw:style-name="gr1" draw:text-style-name="P2" draw:layer="layout" svg:width="0.388cm" svg:height="0.433cm" svg:x="3.336cm" svg:y="6.54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33cm" svg:x="3.336cm" svg:y="7.05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388cm" svg:height="0.433cm" svg:x="3.336cm" svg:y="7.57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7cm" svg:height="0.475cm" svg:x="1.27cm" svg:y="8.088cm">
          <draw:text-box>
            <text:p text:style-name="P1"><text:span text:style-name="T10">1) </text:span></text:p>
          </draw:text-box>
        </draw:frame>
        <draw:frame draw:style-name="gr1" draw:text-style-name="P2" draw:layer="layout" svg:width="16.999cm" svg:height="0.433cm" svg:x="1.905cm" svg:y="8.118cm">
          <draw:text-box>
            <text:p text:style-name="P1"><text:span text:style-name="T9">What is the </text:span><text:span text:style-name="T9">“Essential </text:span><text:span text:style-name="T9">Repentance” </text:span><text:span text:style-name="T9">required of all </text:span><text:span text:style-name="T9">recruits into </text:span><text:span text:style-name="T9">the </text:span><text:span text:style-name="T9">Construction </text:span><text:span text:style-name="T9">Battalion / </text:span></text:p>
          </draw:text-box>
        </draw:frame>
        <draw:frame draw:style-name="gr1" draw:text-style-name="P2" draw:layer="layout" svg:width="3.181cm" svg:height="0.433cm" svg:x="1.905cm" svg:y="8.563cm">
          <draw:text-box>
            <text:p text:style-name="P1"><text:span text:style-name="T9">Seabees of </text:span><text:span text:style-name="T9">God?</text:span></text:p>
          </draw:text-box>
        </draw:frame>
        <draw:frame draw:style-name="gr3" draw:text-style-name="P4" draw:layer="layout" svg:width="0.422cm" svg:height="0.475cm" svg:x="5.076cm" svg:y="8.53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9.01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9.98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4.197cm" svg:height="0.475cm" svg:x="1.27cm" svg:y="10.962cm">
          <draw:text-box>
            <text:p text:style-name="P1"><text:span text:style-name="T10">2) <text:s/>Who </text:span><text:span text:style-name="T10">requires it? <text:s/></text:span></text:p>
          </draw:text-box>
        </draw:frame>
        <draw:frame draw:style-name="gr3" draw:text-style-name="P4" draw:layer="layout" svg:width="0.422cm" svg:height="0.475cm" svg:x="1.27cm" svg:y="11.93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2.90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5.074cm" svg:height="0.475cm" svg:x="1.27cm" svg:y="13.879cm">
          <draw:text-box>
            <text:p text:style-name="P1"><text:span text:style-name="T10">3) <text:s/>Where is it </text:span><text:span text:style-name="T10">required? <text:s/></text:span></text:p>
          </draw:text-box>
        </draw:frame>
        <draw:frame draw:style-name="gr3" draw:text-style-name="P4" draw:layer="layout" svg:width="0.422cm" svg:height="0.475cm" svg:x="1.27cm" svg:y="14.85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5.82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4.553cm" svg:height="0.475cm" svg:x="1.27cm" svg:y="16.8cm">
          <draw:text-box>
            <text:p text:style-name="P1"><text:span text:style-name="T10">4) <text:s/>Why is it </text:span><text:span text:style-name="T10">required? </text:span></text:p>
          </draw:text-box>
        </draw:frame>
        <draw:frame draw:style-name="gr3" draw:text-style-name="P4" draw:layer="layout" svg:width="0.422cm" svg:height="0.475cm" svg:x="1.27cm" svg:y="17.77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8.74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9.72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9.413cm" svg:height="0.475cm" svg:x="1.27cm" svg:y="20.695cm">
          <draw:text-box>
            <text:p text:style-name="P1"><text:span text:style-name="T10">5) <text:s/>What is </text:span><text:span text:style-name="T10">the core of </text:span><text:span text:style-name="T10">Essential </text:span><text:span text:style-name="T10">Repentance? </text:span><text:span text:style-name="T10"><text:s/></text:span></text:p>
          </draw:text-box>
        </draw:frame>
        <draw:frame draw:style-name="gr3" draw:text-style-name="P4" draw:layer="layout" svg:width="0.422cm" svg:height="0.475cm" svg:x="1.27cm" svg:y="21.181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2.15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3.12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9.497cm" svg:height="0.475cm" svg:x="1.27cm" svg:y="24.102cm">
          <draw:text-box>
            <text:p text:style-name="P1"><text:span text:style-name="T10">6) <text:s/>What is it </text:span><text:span text:style-name="T10">designed to </text:span><text:span text:style-name="T10">do in a boot </text:span><text:span text:style-name="T10">camp?? <text:s/></text:span></text:p>
          </draw:text-box>
        </draw:frame>
        <draw:polygon draw:style-name="gr8" draw:text-style-name="P9" draw:layer="layout" svg:width="0.212cm" svg:height="0.212cm" svg:x="0.846cm" svg:y="0.846cm" svg:viewBox="0 0 213 213" draw:points="0,213 213,213 213,0 0,0">
          <text:p/>
        </draw:polygon>
        <draw:polygon draw:style-name="gr8" draw:text-style-name="P9" draw:layer="layout" svg:width="0.212cm" svg:height="0.212cm" svg:x="0.846cm" svg:y="0.846cm" svg:viewBox="0 0 213 213" draw:points="0,213 213,213 213,0 0,0">
          <text:p/>
        </draw:polygon>
        <draw:polygon draw:style-name="gr8" draw:text-style-name="P9" draw:layer="layout" svg:width="19.473cm" svg:height="0.212cm" svg:x="1.058cm" svg:y="0.846cm" svg:viewBox="0 0 19474 213" draw:points="0,213 19474,213 19474,0 0,0">
          <text:p/>
        </draw:polygon>
        <draw:polygon draw:style-name="gr8" draw:text-style-name="P9" draw:layer="layout" svg:width="0.212cm" svg:height="0.212cm" svg:x="20.531cm" svg:y="0.846cm" svg:viewBox="0 0 213 213" draw:points="0,213 213,213 213,0 0,0">
          <text:p/>
        </draw:polygon>
        <draw:polygon draw:style-name="gr8" draw:text-style-name="P9" draw:layer="layout" svg:width="0.212cm" svg:height="0.212cm" svg:x="20.531cm" svg:y="0.846cm" svg:viewBox="0 0 213 213" draw:points="0,213 213,213 213,0 0,0">
          <text:p/>
        </draw:polygon>
        <draw:polygon draw:style-name="gr8" draw:text-style-name="P9" draw:layer="layout" svg:width="0.212cm" svg:height="25.823cm" svg:x="0.846cm" svg:y="1.058cm" svg:viewBox="0 0 213 25824" draw:points="0,25824 213,25824 213,0 0,0">
          <text:p/>
        </draw:polygon>
        <draw:polygon draw:style-name="gr8" draw:text-style-name="P9" draw:layer="layout" svg:width="0.212cm" svg:height="25.823cm" svg:x="20.531cm" svg:y="1.058cm" svg:viewBox="0 0 213 25824" draw:points="0,25824 213,25824 213,0 0,0">
          <text:p/>
        </draw:polygon>
        <draw:polygon draw:style-name="gr8" draw:text-style-name="P9" draw:layer="layout" svg:width="0.212cm" svg:height="0.212cm" svg:x="0.846cm" svg:y="26.881cm" svg:viewBox="0 0 213 213" draw:points="0,213 213,213 213,0 0,0">
          <text:p/>
        </draw:polygon>
        <draw:polygon draw:style-name="gr8" draw:text-style-name="P9" draw:layer="layout" svg:width="0.212cm" svg:height="0.212cm" svg:x="0.846cm" svg:y="26.881cm" svg:viewBox="0 0 213 213" draw:points="0,213 213,213 213,0 0,0">
          <text:p/>
        </draw:polygon>
        <draw:polygon draw:style-name="gr8" draw:text-style-name="P9" draw:layer="layout" svg:width="19.473cm" svg:height="0.212cm" svg:x="1.058cm" svg:y="26.881cm" svg:viewBox="0 0 19474 213" draw:points="0,213 19474,213 19474,0 0,0">
          <text:p/>
        </draw:polygon>
        <draw:polygon draw:style-name="gr8" draw:text-style-name="P9" draw:layer="layout" svg:width="0.212cm" svg:height="0.212cm" svg:x="20.531cm" svg:y="26.881cm" svg:viewBox="0 0 213 213" draw:points="0,213 213,213 213,0 0,0">
          <text:p/>
        </draw:polygon>
        <draw:polygon draw:style-name="gr8" draw:text-style-name="P9" draw:layer="layout" svg:width="0.212cm" svg:height="0.212cm" svg:x="20.531cm" svg:y="26.881cm" svg:viewBox="0 0 213 213" draw:points="0,213 213,213 213,0 0,0">
          <text:p/>
        </draw:polygon>
        <draw:frame draw:style-name="gr3" draw:text-style-name="P4" draw:layer="layout" svg:width="0.422cm" svg:height="0.475cm" svg:x="1.27cm" svg:y="25.076cm">
          <draw:text-box>
            <text:p text:style-name="P1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22cm" svg:height="0.475cm" svg:x="1.27cm" svg:y="1.27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5.352cm" svg:height="0.475cm" svg:x="1.27cm" svg:y="2.25cm">
          <draw:text-box>
            <text:p text:style-name="P1"><text:span text:style-name="T10">7) <text:s/>Why is this </text:span><text:span text:style-name="T10">“Essential </text:span><text:span text:style-name="T10">Repentance </text:span><text:span text:style-name="T10">important for </text:span><text:span text:style-name="T10">the Remnant </text:span><text:span text:style-name="T10">Seabees? <text:s/></text:span></text:p>
          </draw:text-box>
        </draw:frame>
        <draw:frame draw:style-name="gr3" draw:text-style-name="P4" draw:layer="layout" svg:width="0.422cm" svg:height="0.475cm" svg:x="2.54cm" svg:y="3.22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4.19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803cm" svg:height="0.475cm" svg:x="1.27cm" svg:y="5.171cm">
          <draw:text-box>
            <text:p text:style-name="P1"><text:span text:style-name="T10">8</text:span><text:span text:style-name="T10">)</text:span><text:span text:style-name="T10"> <text:s/>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p</text:span><text:span text:style-name="T10">r</text:span><text:span text:style-name="T10">o</text:span><text:span text:style-name="T10">p</text:span><text:span text:style-name="T10">h</text:span><text:span text:style-name="T10">e</text:span><text:span text:style-name="T10">t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T</text:span><text:span text:style-name="T10">T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a</text:span><text:span text:style-name="T10"> </text:span><text:span text:style-name="T10">m</text:span><text:span text:style-name="T10">o</text:span><text:span text:style-name="T10">s</text:span><text:span text:style-name="T10">t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a</text:span><text:span text:style-name="T10">n</text:span><text:span text:style-name="T10">t</text:span><text:span text:style-name="T10"> </text:span><text:span text:style-name="T10">c</text:span><text:span text:style-name="T10">o</text:span><text:span text:style-name="T10">n</text:span><text:span text:style-name="T10">f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?</text:span><text:span text:style-name="T10"> <text:s/></text:span></text:p>
          </draw:text-box>
        </draw:frame>
        <draw:frame draw:style-name="gr3" draw:text-style-name="P4" draw:layer="layout" svg:width="0.422cm" svg:height="0.475cm" svg:x="1.27cm" svg:y="6.14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7.11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7.372cm" svg:height="0.475cm" svg:x="1.27cm" svg:y="8.092cm">
          <draw:text-box>
            <text:p text:style-name="P1"><text:span text:style-name="T10">9) <text:s/>What does He tell the RTT to do? </text:span></text:p>
          </draw:text-box>
        </draw:frame>
        <draw:frame draw:style-name="gr3" draw:text-style-name="P4" draw:layer="layout" svg:width="0.422cm" svg:height="0.475cm" svg:x="1.27cm" svg:y="9.06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0.03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734cm" svg:height="0.475cm" svg:x="1.27cm" svg:y="11.013cm">
          <draw:text-box>
            <text:p text:style-name="P1"><text:span text:style-name="T10">10) </text:span></text:p>
          </draw:text-box>
        </draw:frame>
        <draw:frame draw:style-name="gr1" draw:text-style-name="P2" draw:layer="layout" svg:width="0.388cm" svg:height="0.433cm" svg:x="1.905cm" svg:y="11.04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39cm" svg:height="0.475cm" svg:x="2.015cm" svg:y="11.013cm">
          <draw:text-box>
            <text:p text:style-name="P1"><text:span text:style-name="T10">Why is it important to submit one’s self to the Divine Doctor’s </text:span><text:span text:style-name="T10">examination? </text:span></text:p>
          </draw:text-box>
        </draw:frame>
        <draw:frame draw:style-name="gr3" draw:text-style-name="P4" draw:layer="layout" svg:width="0.422cm" svg:height="0.475cm" svg:x="2.54cm" svg:y="11.50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12.05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2.54cm" svg:y="13.03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1.961cm" svg:height="0.475cm" svg:x="1.27cm" svg:y="14.006cm">
          <draw:text-box>
            <text:p text:style-name="P1"><text:span text:style-name="T10">11) <text:s/>What must we ask for the “process” to be successful? </text:span></text:p>
          </draw:text-box>
        </draw:frame>
        <draw:frame draw:style-name="gr3" draw:text-style-name="P4" draw:layer="layout" svg:width="0.422cm" svg:height="0.475cm" svg:x="3.336cm" svg:y="14.49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3.336cm" svg:y="14.9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3.336cm" svg:y="15.46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3.336cm" svg:y="15.95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3.336cm" svg:y="16.4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3.336cm" svg:y="16.92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7.033cm" svg:height="0.475cm" svg:x="1.27cm" svg:y="17.414cm">
          <draw:text-box>
            <text:p text:style-name="P1"><text:span text:style-name="T10">12) <text:s/>Write down your own thoughts and questions here and talk to God and to study </text:span></text:p>
          </draw:text-box>
        </draw:frame>
        <draw:frame draw:style-name="gr3" draw:text-style-name="P4" draw:layer="layout" svg:width="4.523cm" svg:height="0.475cm" svg:x="1.905cm" svg:y="17.901cm">
          <draw:text-box>
            <text:p text:style-name="P1"><text:span text:style-name="T10">buddies about them: <text:s text:c="2"/></text:span></text:p>
          </draw:text-box>
        </draw:frame>
        <draw:frame draw:style-name="gr3" draw:text-style-name="P4" draw:layer="layout" svg:width="0.422cm" svg:height="0.475cm" svg:x="1.27cm" svg:y="18.38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76cm" svg:height="0.475cm" svg:x="3.336cm" svg:y="19.361cm">
          <draw:text-box>
            <text:p text:style-name="P1"><text:span text:style-name="T10"><text:s text:c="4"/></text:span></text:p>
          </draw:text-box>
        </draw:frame>
        <draw:frame draw:style-name="gr3" draw:text-style-name="P4" draw:layer="layout" svg:width="0.422cm" svg:height="0.475cm" svg:x="1.27cm" svg:y="19.84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0.33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0.82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734cm" svg:height="0.475cm" svg:x="1.27cm" svg:y="21.308cm">
          <draw:text-box>
            <text:p text:style-name="P1"><text:span text:style-name="T10">13) </text:span></text:p>
          </draw:text-box>
        </draw:frame>
        <draw:frame draw:style-name="gr3" draw:text-style-name="P4" draw:layer="layout" svg:width="13.921cm" svg:height="0.475cm" svg:x="2.54cm" svg:y="21.308cm">
          <draw:text-box>
            <text:p text:style-name="P1"><text:span text:style-name="T10">Check your answers and compare them to the Lesson text. <text:s/>Relearn <text:s/></text:span></text:p>
          </draw:text-box>
        </draw:frame>
        <draw:frame draw:style-name="gr3" draw:text-style-name="P4" draw:layer="layout" svg:width="9.946cm" svg:height="0.475cm" svg:x="1.27cm" svg:y="21.795cm">
          <draw:text-box>
            <text:p text:style-name="P1"><text:span text:style-name="T10"><text:s text:c="11"/></text:span><text:span text:style-name="T10">answers. Talk to God. Give thanks. Listen. </text:span></text:p>
          </draw:text-box>
        </draw:frame>
        <draw:frame draw:style-name="gr3" draw:text-style-name="P4" draw:layer="layout" svg:width="0.422cm" svg:height="0.475cm" svg:x="1.27cm" svg:y="22.28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2.769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.27cm" svg:y="23.256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475cm" svg:x="17.772cm" svg:y="23.764cm">
          <draw:text-box>
            <text:p text:style-name="P1"><text:span text:style-name="T10"><text:s/></text:span></text:p>
          </draw:text-box>
        </draw:frame>
        <draw:polygon draw:style-name="gr8" draw:text-style-name="P9" draw:layer="layout" svg:width="0.212cm" svg:height="0.212cm" svg:x="0.846cm" svg:y="0.846cm" svg:viewBox="0 0 213 213" draw:points="0,213 213,213 213,0 0,0">
          <text:p/>
        </draw:polygon>
        <draw:polygon draw:style-name="gr8" draw:text-style-name="P9" draw:layer="layout" svg:width="0.212cm" svg:height="0.212cm" svg:x="0.846cm" svg:y="0.846cm" svg:viewBox="0 0 213 213" draw:points="0,213 213,213 213,0 0,0">
          <text:p/>
        </draw:polygon>
        <draw:polygon draw:style-name="gr8" draw:text-style-name="P9" draw:layer="layout" svg:width="19.473cm" svg:height="0.212cm" svg:x="1.058cm" svg:y="0.846cm" svg:viewBox="0 0 19474 213" draw:points="0,213 19474,213 19474,0 0,0">
          <text:p/>
        </draw:polygon>
        <draw:polygon draw:style-name="gr8" draw:text-style-name="P9" draw:layer="layout" svg:width="0.212cm" svg:height="0.212cm" svg:x="20.531cm" svg:y="0.846cm" svg:viewBox="0 0 213 213" draw:points="0,213 213,213 213,0 0,0">
          <text:p/>
        </draw:polygon>
        <draw:polygon draw:style-name="gr8" draw:text-style-name="P9" draw:layer="layout" svg:width="0.212cm" svg:height="0.212cm" svg:x="20.531cm" svg:y="0.846cm" svg:viewBox="0 0 213 213" draw:points="0,213 213,213 213,0 0,0">
          <text:p/>
        </draw:polygon>
        <draw:polygon draw:style-name="gr8" draw:text-style-name="P9" draw:layer="layout" svg:width="0.212cm" svg:height="25.823cm" svg:x="0.846cm" svg:y="1.058cm" svg:viewBox="0 0 213 25824" draw:points="0,25824 213,25824 213,0 0,0">
          <text:p/>
        </draw:polygon>
        <draw:polygon draw:style-name="gr8" draw:text-style-name="P9" draw:layer="layout" svg:width="0.212cm" svg:height="25.823cm" svg:x="20.531cm" svg:y="1.058cm" svg:viewBox="0 0 213 25824" draw:points="0,25824 213,25824 213,0 0,0">
          <text:p/>
        </draw:polygon>
        <draw:polygon draw:style-name="gr8" draw:text-style-name="P9" draw:layer="layout" svg:width="0.212cm" svg:height="0.212cm" svg:x="0.846cm" svg:y="26.881cm" svg:viewBox="0 0 213 213" draw:points="0,213 213,213 213,0 0,0">
          <text:p/>
        </draw:polygon>
        <draw:polygon draw:style-name="gr8" draw:text-style-name="P9" draw:layer="layout" svg:width="0.212cm" svg:height="0.212cm" svg:x="0.846cm" svg:y="26.881cm" svg:viewBox="0 0 213 213" draw:points="0,213 213,213 213,0 0,0">
          <text:p/>
        </draw:polygon>
        <draw:polygon draw:style-name="gr8" draw:text-style-name="P9" draw:layer="layout" svg:width="19.473cm" svg:height="0.212cm" svg:x="1.058cm" svg:y="26.881cm" svg:viewBox="0 0 19474 213" draw:points="0,213 19474,213 19474,0 0,0">
          <text:p/>
        </draw:polygon>
        <draw:polygon draw:style-name="gr8" draw:text-style-name="P9" draw:layer="layout" svg:width="0.212cm" svg:height="0.212cm" svg:x="20.531cm" svg:y="26.881cm" svg:viewBox="0 0 213 213" draw:points="0,213 213,213 213,0 0,0">
          <text:p/>
        </draw:polygon>
        <draw:polygon draw:style-name="gr8" draw:text-style-name="P9" draw:layer="layout" svg:width="0.212cm" svg:height="0.212cm" svg:x="20.531cm" svg:y="26.881cm" svg:viewBox="0 0 213 213" draw:points="0,213 213,213 213,0 0,0">
          <text:p/>
        </draw:polygon>
        <draw:frame draw:style-name="gr3" draw:text-style-name="P4" draw:layer="layout" svg:width="0.422cm" svg:height="0.501cm" svg:x="17.89cm" svg:y="23.733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2.796cm" svg:height="0.459cm" svg:x="12.004cm" svg:y="23.6cm">
          <draw:text-box>
            <text:p><text:span text:style-name="T12"><text:a xlink:href="../../classes/class1.html" xlink:type="simple">LESSONS INDEX</text:a></text:span></text:p>
          </draw:text-box>
        </draw:frame>
        <draw:frame draw:style-name="gr9" draw:text-style-name="P10" draw:layer="layout" svg:width="3.981cm" svg:height="0.459cm" svg:x="5.119cm" svg:y="23.6cm">
          <draw:text-box>
            <text:p><text:span text:style-name="T12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burn1" svg:font-family="Coburn"/>
    <style:font-face style:name="CopperplateGothic" svg:font-family="CopperplateGothic"/>
    <style:font-face style:name="Arial1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2T10:19:01.537236964</dc:date>
    <meta:editing-duration>PT2M49S</meta:editing-duration>
    <meta:editing-cycles>1</meta:editing-cycles>
    <meta:generator>LibreOffice/6.4.4.2$Linux_X86_64 LibreOffice_project/40$Build-2</meta:generator>
    <meta:document-statistic meta:object-count="108"/>
  </office:meta>
</office:document-meta>
</file>